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Neue" svg:font-family="HelveticaNeue, Helvetica, Helvetica, Arial, sans-serif"/>
    <style:font-face style:name="HelveticaNeueBold" svg:font-family="HelveticaNeueBold, Helvetica, Helvetica, Arial, sans-serif"/>
    <style:font-face style:name="HelveticaNeueLight" svg:font-family="HelveticaNeueLight, Helvetica, Helvetica, Arial, sans-serif"/>
    <style:font-face style:name="Open Sans" svg:font-family="'Open Sans', 'Lucida Grande', 'Helvetica Neue', Arial"/>
    <style:font-face style:name="Open Sans1" svg:font-family="'Open Sans', serif"/>
    <style:font-face style:name="arial" svg:font-family="arial, sans-serif"/>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8pt" fo:font-weight="bold" officeooo:paragraph-rsid="00076fae"/>
    </style:style>
    <style:style style:name="P3" style:family="paragraph" style:parent-style-name="Standard">
      <style:text-properties fo:font-variant="normal" fo:text-transform="none" fo:color="#333333" style:font-name="HelveticaNeueLight" fo:font-size="12.75pt" fo:letter-spacing="normal" fo:font-style="normal" fo:font-weight="normal" officeooo:rsid="00076fae" officeooo:paragraph-rsid="00076fae" style:font-weight-asian="normal" style:font-weight-complex="normal"/>
    </style:style>
    <style:style style:name="P4" style:family="paragraph" style:parent-style-name="Text_20_body">
      <style:text-properties fo:font-variant="normal" fo:text-transform="none" fo:color="#1f3d5c" style:text-line-through-style="none" style:text-line-through-type="none" style:font-name="HelveticaNeueLight" fo:letter-spacing="normal" fo:font-style="normal" style:text-underline-style="none" fo:font-weight="bold" officeooo:paragraph-rsid="00076fae" style:text-blinking="false"/>
    </style:style>
    <style:style style:name="P5" style:family="paragraph" style:parent-style-name="Text_20_body">
      <style:text-properties fo:font-variant="normal" fo:text-transform="none" fo:color="#1f3d5c" style:font-name="HelveticaNeueLight" fo:letter-spacing="normal" fo:font-style="normal" fo:font-weight="bold" officeooo:paragraph-rsid="00076fae"/>
    </style:style>
    <style:style style:name="P6" style:family="paragraph" style:parent-style-name="Text_20_body">
      <style:text-properties fo:font-variant="normal" fo:text-transform="none" fo:color="#333333" style:text-line-through-style="none" style:text-line-through-type="none" style:font-name="HelveticaNeueBold" fo:font-size="10.5pt" fo:letter-spacing="normal" fo:font-style="normal" style:text-underline-style="none" fo:font-weight="bold" officeooo:rsid="00076fae" officeooo:paragraph-rsid="00076fae" style:text-blinking="false"/>
    </style:style>
    <style:style style:name="P7" style:family="paragraph" style:parent-style-name="Text_20_body">
      <style:text-properties fo:font-variant="normal" fo:text-transform="none" fo:color="#333333" style:text-line-through-style="none" style:text-line-through-type="none" style:font-name="HelveticaNeueBold" fo:font-size="10.5pt" fo:letter-spacing="normal" fo:font-style="normal" style:text-underline-style="none" fo:font-weight="normal" officeooo:rsid="00076fae" officeooo:paragraph-rsid="00076fae" style:text-blinking="false" style:font-weight-asian="normal" style:font-weight-complex="normal"/>
    </style:style>
    <style:style style:name="P8" style:family="paragraph" style:parent-style-name="Text_20_body">
      <style:text-properties fo:font-variant="normal" fo:text-transform="none" fo:color="#333333" style:text-line-through-style="none" style:text-line-through-type="none" style:font-name="HelveticaNeue" fo:font-size="12.75pt" fo:letter-spacing="normal" fo:font-style="normal" style:text-underline-style="none" fo:font-weight="bold" officeooo:rsid="00076fae" officeooo:paragraph-rsid="00076fae" style:text-blinking="false" style:font-weight-asian="bold" style:font-weight-complex="bold"/>
    </style:style>
    <style:style style:name="P9" style:family="paragraph" style:parent-style-name="Text_20_body">
      <style:text-properties fo:font-variant="normal" fo:text-transform="none" fo:color="#333333" style:text-line-through-style="none" style:text-line-through-type="none" style:font-name="HelveticaNeue" fo:font-size="12.75pt" fo:letter-spacing="normal" fo:font-style="normal" style:text-underline-style="none" fo:font-weight="bold" officeooo:rsid="000d9d3d" officeooo:paragraph-rsid="000d9d3d" style:text-blinking="false" style:font-weight-asian="bold" style:font-weight-complex="bold"/>
    </style:style>
    <style:style style:name="P10" style:family="paragraph" style:parent-style-name="Text_20_body">
      <style:text-properties fo:font-variant="normal" fo:text-transform="none" fo:color="#333333" style:text-line-through-style="none" style:text-line-through-type="none" style:font-name="HelveticaNeue" fo:font-size="12.75pt" fo:letter-spacing="normal" fo:font-style="normal" style:text-underline-style="none" fo:font-weight="normal" officeooo:rsid="00076fae" officeooo:paragraph-rsid="00076fae" style:text-blinking="false" style:font-weight-asian="normal" style:font-weight-complex="normal"/>
    </style:style>
    <style:style style:name="P11" style:family="paragraph" style:parent-style-name="Text_20_body">
      <style:text-properties fo:font-variant="normal" fo:text-transform="none" fo:color="#333333" style:text-line-through-style="none" style:text-line-through-type="none" style:font-name="HelveticaNeue" fo:font-size="12.75pt" fo:letter-spacing="normal" fo:font-style="normal" style:text-underline-style="none" fo:font-weight="normal" officeooo:rsid="000a2534" officeooo:paragraph-rsid="000a2534" style:text-blinking="false" style:font-weight-asian="normal" style:font-weight-complex="normal"/>
    </style:style>
    <style:style style:name="P12" style:family="paragraph" style:parent-style-name="Text_20_body">
      <style:text-properties fo:font-variant="normal" fo:text-transform="none" fo:color="#333333" style:text-line-through-style="none" style:text-line-through-type="none" style:font-name="HelveticaNeue" fo:font-size="12.75pt" fo:letter-spacing="normal" fo:font-style="normal" style:text-underline-style="none" fo:font-weight="normal" officeooo:rsid="00076fae" style:text-blinking="false" style:font-weight-asian="bold" style:font-weight-complex="bold"/>
    </style:style>
    <style:style style:name="P13" style:family="paragraph" style:parent-style-name="Text_20_body">
      <style:text-properties fo:font-variant="normal" fo:text-transform="none" fo:color="#333333" style:text-line-through-style="none" style:text-line-through-type="none" style:font-name="HelveticaNeueLight" fo:font-size="12.75pt" fo:letter-spacing="normal" fo:font-style="normal" style:text-underline-style="none" fo:font-weight="bold" officeooo:rsid="00076fae" officeooo:paragraph-rsid="00076fae" style:text-blinking="false" style:font-weight-asian="bold" style:font-weight-complex="bold"/>
    </style:style>
    <style:style style:name="P14" style:family="paragraph" style:parent-style-name="Text_20_body">
      <style:text-properties fo:font-variant="normal" fo:text-transform="none" fo:color="#333333" style:font-name="HelveticaNeue" fo:font-size="10.5pt" fo:letter-spacing="normal" fo:font-style="normal" fo:font-weight="normal"/>
    </style:style>
    <style:style style:name="P15" style:family="paragraph" style:parent-style-name="Text_20_body">
      <style:text-properties fo:font-variant="normal" fo:text-transform="none" fo:color="#333333" style:font-name="HelveticaNeue" fo:font-size="10.5pt" fo:letter-spacing="normal" fo:font-style="normal" fo:font-weight="normal" officeooo:paragraph-rsid="00076fae"/>
    </style:style>
    <style:style style:name="P16" style:family="paragraph" style:parent-style-name="Text_20_body">
      <style:text-properties fo:font-variant="normal" fo:text-transform="none" fo:color="#444444" style:text-line-through-style="none" style:text-line-through-type="none" style:font-name="Open Sans" fo:font-size="12pt" fo:letter-spacing="normal" fo:font-style="normal" style:text-underline-style="none" fo:font-weight="normal" officeooo:rsid="000d9d3d" officeooo:paragraph-rsid="000d9d3d" style:text-blinking="false" style:font-weight-asian="bold" style:font-weight-complex="bold"/>
    </style:style>
    <style:style style:name="P17" style:family="paragraph" style:parent-style-name="Text_20_body">
      <style:text-properties fo:font-variant="normal" fo:text-transform="none" fo:color="#444444" style:font-name="Open Sans1" fo:font-size="11.25pt" fo:letter-spacing="normal" fo:font-style="normal" fo:font-weight="normal" officeooo:rsid="000d9d3d" style:font-weight-asian="normal" style:font-weight-complex="normal"/>
    </style:style>
    <style:style style:name="P18" style:family="paragraph" style:parent-style-name="Text_20_body">
      <style:text-properties fo:font-size="14pt" officeooo:paragraph-rsid="000d9d3d"/>
    </style:style>
    <style:style style:name="P19" style:family="paragraph" style:parent-style-name="Heading_20_2">
      <style:text-properties fo:font-variant="normal" fo:text-transform="none" fo:color="#333333" style:text-line-through-style="none" style:text-line-through-type="none" style:font-name="HelveticaNeueLight" fo:font-size="12.75pt" fo:letter-spacing="normal" fo:font-style="normal" style:text-underline-style="none" fo:font-weight="bold" officeooo:rsid="00076fae" officeooo:paragraph-rsid="00076fae" style:text-blinking="false" style:font-weight-asian="bold" style:font-weight-complex="bold"/>
    </style:style>
    <style:style style:name="P20" style:family="paragraph" style:parent-style-name="Text_20_body">
      <style:text-properties fo:font-variant="normal" fo:text-transform="none" fo:color="#333333" style:text-line-through-style="none" style:text-line-through-type="none" style:font-name="HelveticaNeue" fo:font-size="12.75pt" fo:letter-spacing="normal" fo:font-style="normal" style:text-underline-style="none" fo:font-weight="normal" officeooo:rsid="00076fae" officeooo:paragraph-rsid="0015224a" style:text-blinking="false" style:font-weight-asian="normal" style:font-weight-complex="normal"/>
    </style:style>
    <style:style style:name="T1" style:family="text">
      <style:text-properties officeooo:rsid="00076fae"/>
    </style:style>
    <style:style style:name="T2" style:family="text">
      <style:text-properties fo:font-weight="normal" officeooo:rsid="00076fae" style:font-size-asian="18pt" style:font-weight-asian="normal" style:font-size-complex="18pt" style:font-weight-complex="normal"/>
    </style:style>
    <style:style style:name="T3" style:family="text">
      <style:text-properties fo:font-variant="normal" fo:text-transform="none" fo:color="#333333" style:font-name="HelveticaNeueLight" fo:font-size="12.75pt" fo:letter-spacing="normal" fo:font-style="normal" fo:font-weight="normal" style:font-weight-asian="normal" style:font-weight-complex="normal"/>
    </style:style>
    <style:style style:name="T4" style:family="text">
      <style:text-properties fo:font-variant="normal" fo:text-transform="none" fo:color="#333333" style:font-name="HelveticaNeueLight" fo:font-size="12.75pt" fo:letter-spacing="normal" fo:font-style="normal" fo:font-weight="normal" officeooo:rsid="00076fae" style:font-weight-asian="normal" style:font-weight-complex="normal"/>
    </style:style>
    <style:style style:name="T5" style:family="text">
      <style:text-properties fo:font-variant="normal" fo:text-transform="none" fo:color="#333333" style:font-name="HelveticaNeueLight" fo:font-size="12.75pt" fo:letter-spacing="normal" fo:font-style="normal" fo:font-weight="normal" officeooo:rsid="00076fae" style:font-size-asian="18pt" style:font-weight-asian="normal" style:font-size-complex="18pt" style:font-weight-complex="normal"/>
    </style:style>
    <style:style style:name="T6" style:family="text">
      <style:text-properties fo:font-variant="normal" fo:text-transform="none" fo:color="#333333" style:text-line-through-style="none" style:text-line-through-type="none" style:font-name="HelveticaNeue" fo:font-size="12.75pt" fo:letter-spacing="normal" fo:font-style="normal" style:text-underline-style="none" fo:font-weight="normal" officeooo:rsid="00076fae" style:text-blinking="false" style:font-weight-asian="bold" style:font-weight-complex="bold"/>
    </style:style>
    <style:style style:name="T7" style:family="text">
      <style:text-properties fo:font-variant="normal" fo:text-transform="none" fo:color="#333333" style:text-line-through-style="none" style:text-line-through-type="none" style:font-name="HelveticaNeue" fo:font-size="12.75pt" fo:letter-spacing="normal" fo:font-style="normal" style:text-underline-style="none" fo:font-weight="normal" officeooo:rsid="00087404" style:text-blinking="false" style:font-weight-asian="bold" style:font-weight-complex="bold"/>
    </style:style>
    <style:style style:name="T8" style:family="text">
      <style:text-properties fo:font-variant="normal" fo:text-transform="none" fo:color="#333333" style:text-line-through-style="none" style:text-line-through-type="none" style:font-name="HelveticaNeueBold" fo:font-size="12.75pt" fo:letter-spacing="normal" fo:font-style="normal" style:text-underline-style="none" fo:font-weight="bold" officeooo:rsid="00076fae" style:text-blinking="false" style:font-weight-asian="bold" style:font-weight-complex="bold"/>
    </style:style>
    <style:style style:name="T9" style:family="text">
      <style:text-properties fo:font-variant="normal" fo:text-transform="none" fo:color="#222222" style:font-name="arial" fo:font-size="12pt" fo:letter-spacing="normal" fo:font-style="normal" fo:font-weight="bold" officeooo:rsid="000d9d3d" style:font-weight-asian="bold" style:font-weight-complex="bold"/>
    </style:style>
    <style:style style:name="T10" style:family="text">
      <style:text-properties officeooo:rsid="00076fae" style:font-size-asian="18pt" style:font-weight-asian="bold" style:font-size-complex="18pt" style:font-weight-complex="bold"/>
    </style:style>
    <style:style style:name="T11" style:family="text">
      <style:text-properties fo:color="#333333" fo:font-size="12.75pt" officeooo:rsid="00076fae" style:font-weight-asian="bold" style:font-weight-complex="bold"/>
    </style:style>
    <style:style style:name="T12" style:family="text">
      <style:text-properties fo:color="#333333" style:font-name="HelveticaNeue" fo:font-size="12.75pt" fo:font-weight="normal" style:font-weight-asian="bold" style:font-weight-complex="bold"/>
    </style:style>
    <style:style style:name="T13" style:family="text">
      <style:text-properties fo:color="#333333" style:font-name="HelveticaNeue" fo:font-size="12.75pt" officeooo:rsid="00076fae" style:font-weight-asian="bold" style:font-weight-complex="bold"/>
    </style:style>
    <style:style style:name="T14" style:family="text">
      <style:text-properties fo:color="#333333" style:text-line-through-style="none" style:text-line-through-type="none" style:font-name="HelveticaNeue" fo:font-size="12.75pt" style:text-underline-style="none" officeooo:rsid="00076fae" style:text-blinking="false" style:font-weight-asian="bold" style:font-weight-complex="bold"/>
    </style:style>
    <style:style style:name="T15" style:family="text">
      <style:text-properties fo:color="#333333" style:text-line-through-style="none" style:text-line-through-type="none" style:font-name="HelveticaNeue" fo:font-size="12.75pt" style:text-underline-style="none" fo:font-weight="normal" officeooo:rsid="00076fae" style:text-blinking="false" style:font-weight-asian="bold" style:font-weight-complex="bold"/>
    </style:style>
    <style:style style:name="T16" style:family="text">
      <style:text-properties style:font-name="HelveticaNeue" fo:font-size="12.75pt"/>
    </style:style>
    <style:style style:name="T17" style:family="text">
      <style:text-properties style:font-name="HelveticaNeue" fo:font-size="12.75pt" fo:font-weight="normal" style:font-weight-asian="normal" style:font-weight-complex="normal"/>
    </style:style>
    <style:style style:name="T18" style:family="text">
      <style:text-properties style:font-name="HelveticaNeue" fo:font-size="12.75pt" fo:font-weight="normal" style:font-weight-asian="bold" style:font-weight-complex="bold"/>
    </style:style>
    <style:style style:name="T19" style:family="text">
      <style:text-properties style:font-name="HelveticaNeue" fo:font-size="12pt" style:font-size-asian="12pt" style:font-size-complex="12pt"/>
    </style:style>
    <style:style style:name="T20" style:family="text">
      <style:text-properties style:text-line-through-style="none" style:text-line-through-type="none" style:font-name="HelveticaNeueBold" fo:font-size="12.75pt" style:text-underline-style="none" fo:font-weight="bold" officeooo:rsid="00076fae" style:text-blinking="false" style:font-weight-asian="bold" style:font-weight-complex="bold"/>
    </style:style>
    <style:style style:name="T21" style:family="text">
      <style:text-properties style:text-line-through-style="none" style:text-line-through-type="none" fo:font-size="12.75pt" style:text-underline-style="none" officeooo:rsid="00076fae" style:text-blinking="false" style:font-weight-asian="bold" style:font-weight-complex="bold"/>
    </style:style>
    <style:style style:name="T22" style:family="text">
      <style:text-properties style:font-name="Bitstream Charter" fo:font-size="12.75pt"/>
    </style:style>
    <style:style style:name="T23" style:family="text">
      <style:text-properties fo:font-weight="bold" officeooo:rsid="000bf5fd" style:font-size-asian="14pt" style:font-weight-asian="bold" style:font-size-complex="14pt" style:font-weight-complex="bold"/>
    </style:style>
    <style:style style:name="T24" style:family="text">
      <style:text-properties fo:font-weight="bold" officeooo:rsid="000d9d3d" style:font-size-asian="14pt" style:font-weight-asian="bold" style:font-size-complex="14pt" style:font-weight-complex="bold"/>
    </style:style>
    <style:style style:name="T25" style:family="text">
      <style:text-properties fo:font-weight="bold" style:font-weight-asian="bold" style:font-weight-complex="bold"/>
    </style:style>
    <style:style style:name="T26" style:family="text">
      <style:text-properties fo:font-weight="bold" officeooo:rsid="0015224a" style:font-weight-asian="bold" style:font-weight-complex="bold"/>
    </style:style>
    <style:style style:name="T27" style:family="text">
      <style:text-properties officeooo:rsid="0015224a"/>
    </style:style>
    <style:style style:name="T28" style:family="text">
      <style:text-properties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36"/><text:span text:style-name="T1">AWS VPC(Virtual Private Cloud)</text:span></text:p>
      <text:p text:style-name="P2"><text:span text:style-name="T10">VPC:--</text:span><text:span text:style-name="T2"> </text:span></text:p>
      <text:p text:style-name="P2"><text:span text:style-name="T5">→ </text:span><text:span text:style-name="T3">Amazon Virtual Private Cloud (Amazon VPC) lets you provision a logically isolated section of the Amazon Web Services (AWS) cloud where you can launch AWS resources in a virtual network that you define.</text:span></text:p>
      <text:p text:style-name="P2"><text:span text:style-name="T3">→</text:span><text:span text:style-name="T4"> You have complete control over your virtual networking environment, including selection of your own IP address range, creation of subnets, and configuration of route tables and network gateways.</text:span></text:p>
      <text:p text:style-name="P3">→ You can easily customize the network configuration for your Amazon Virtual Private Cloud.</text:p>
      <text:h text:style-name="P19" text:outline-level="2"><text:bookmark text:name="Features_and_Benefits"/>Features and Benefits:--</text:h>
      <text:p text:style-name="P4"><text:span text:style-name="T11">→ </text:span><text:bookmark text:name="Secure"/><text:span text:style-name="T13">Secure</text:span></text:p>
      <text:p text:style-name="P4"><text:span text:style-name="T13">→ </text:span><text:bookmark text:name="Simple"/><text:span text:style-name="T13">Simple</text:span></text:p>
      <text:p text:style-name="P4"><text:span text:style-name="T13">→ </text:span><text:bookmark text:name="All_the_Scalability_and_Reliability_of_AWS"/><text:span text:style-name="T13">Scalability</text:span></text:p>
      <text:p text:style-name="P4"><text:span text:style-name="T13">→ </text:span><text:bookmark text:name="All_the_Scalability_and_Reliability_of_AWS2"/><text:bookmark text:name="All_the_Scalability_and_Reliability_of_AWS1"/><text:span text:style-name="T13">Reliability</text:span></text:p>
      <text:p text:style-name="P8">components of Amazon VPC:--</text:p>
      <text:p text:style-name="P6"><text:span text:style-name="T18">i</text:span><text:span text:style-name="T17">) Subnet</text:span></text:p>
      <text:p text:style-name="P10">ii) Internet Gateway</text:p>
      <text:p text:style-name="P20">iii) NAT Gateway <text:span text:style-name="T27">(</text:span>Network Address Translation<text:span text:style-name="T27">)</text:span></text:p>
      <text:p text:style-name="P7"><text:span text:style-name="T16">iv) Hardware VPN </text:span><text:span text:style-name="T22">Connection</text:span></text:p>
      <text:p text:style-name="P10">v) Virtual Private Gateway</text:p>
      <text:p text:style-name="P10">vi) Customer Gateway</text:p>
      <text:p text:style-name="P10">vii) Router</text:p>
      <text:p text:style-name="P10">viii) Peering Connection</text:p>
      <text:p text:style-name="P10">ix) VPC Endpoint</text:p>
      <text:p text:style-name="P7"><text:span text:style-name="T16">x) Egress-only Internet </text:span><text:span text:style-name="T19">gateway</text:span><text:span text:style-name="T16">.</text:span></text:p>
      <text:p text:style-name="P11">xi) Security Groups</text:p>
      <text:p text:style-name="P8"/>
      <text:p text:style-name="P5"><text:span text:style-name="T14">Subnet:- </text:span><text:span text:style-name="T12">A segment of a VPC’s IP address range</text:span><text:span text:style-name="T15">.</text:span></text:p>
      <text:p text:style-name="P15"><text:span text:style-name="T20">Internet Gateway</text:span><text:span text:style-name="T21">: The Amazon VPC side of a connection to the public Internet.</text:span></text:p>
      <text:p text:style-name="Text_20_body"><text:soft-page-break/><text:line-break/><text:span text:style-name="T8">NAT Gateway</text:span><text:span text:style-name="T6">: A highly available, managed Network Address Translation (NAT) service for your resources in a private subnet to access the Internet.</text:span></text:p>
      <text:p text:style-name="Text_20_body"><text:line-break/><text:span text:style-name="T8">Hardware VPN Connection</text:span><text:span text:style-name="T6">: A hardware-based VPN connection between your Amazon VPC and your </text:span><text:span text:style-name="T7">data center</text:span><text:span text:style-name="T6">, home network, or co-location facility.</text:span></text:p>
      <text:p text:style-name="P14"><text:span text:style-name="T20">Virtual Private Gateway</text:span><text:span text:style-name="T21">: The Amazon VPC side of a VPN connection.</text:span></text:p>
      <text:p text:style-name="Text_20_body"><text:line-break/><text:span text:style-name="T8">Customer Gateway</text:span><text:span text:style-name="T6">: Your side of a VPN connection.</text:span></text:p>
      <text:p text:style-name="Text_20_body"><text:line-break/><text:span text:style-name="T8">Router</text:span><text:span text:style-name="T6">: Routers interconnect subnets and direct traffic between Internet gateways, virtual private gateways, NAT gateways, and subnets.</text:span></text:p>
      <text:p text:style-name="Text_20_body"><text:line-break/><text:span text:style-name="T8">Peering Connection</text:span><text:span text:style-name="T6">:A VPC peering connection is a networking connection between two VPCs that enables you to route traffic between them using private IPv4 addresses or IPv6 addresses.</text:span></text:p>
      <text:p text:style-name="P12"/>
      <text:p text:style-name="P18"><text:span text:style-name="T23">ACL:--</text:span><text:span text:style-name="T24">(</text:span><text:span text:style-name="T9">Access Control Lists</text:span><text:span text:style-name="T24">)</text:span></text:p>
      <text:p text:style-name="P17">It’s applicable for the whole subnet that they are attached to. Also, ACL’s are stateless so the rules for inbound and outbound traffic are separate. Amazon recommends using security groups as the first choice.</text:p>
      <text:p text:style-name="P9">VPC Endpoint:--</text:p>
      <text:p text:style-name="P16">A VPC endpoint enables you to create a private connection between your VPC and another AWS service without requiring access over the Internet, through a NAT device, a VPN connection, or AWS Direct Connect. </text:p>
      <text:p text:style-name="P5"/>
      <text:p text:style-name="P8"/>
      <text:p text:style-name="P8"/>
      <text:p text:style-name="P1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Neue" svg:font-family="HelveticaNeue, Helvetica, Helvetica, Arial, sans-serif"/>
    <style:font-face style:name="HelveticaNeueBold" svg:font-family="HelveticaNeueBold, Helvetica, Helvetica, Arial, sans-serif"/>
    <style:font-face style:name="HelveticaNeueLight" svg:font-family="HelveticaNeueLight, Helvetica, Helvetica, Arial, sans-serif"/>
    <style:font-face style:name="Open Sans" svg:font-family="'Open Sans', 'Lucida Grande', 'Helvetica Neue', Arial"/>
    <style:font-face style:name="Open Sans1" svg:font-family="'Open Sans', serif"/>
    <style:font-face style:name="arial" svg:font-family="arial, sans-serif"/>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1T21:25:42.617892881</meta:creation-date>
    <dc:date>2017-09-25T22:24:34.251516565</dc:date>
    <meta:editing-duration>PT2H41M57S</meta:editing-duration>
    <meta:editing-cycles>6</meta:editing-cycles>
    <meta:generator>LibreOffice/5.1.6.2$Linux_X86_64 LibreOffice_project/10m0$Build-2</meta:generator>
    <meta:document-statistic meta:table-count="0" meta:image-count="0" meta:object-count="0" meta:page-count="2" meta:paragraph-count="34" meta:word-count="335" meta:character-count="2210" meta:non-whitespace-character-count="1867"/>
  </office:meta>
</office:document-meta>
</file>